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6" style:family="graphic" style:parent-style-name="standard">
      <style:graphic-properties svg:stroke-color="#ff0000"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6pt" style:font-size-asian="18pt" style:font-size-complex="18pt"/>
    </style:style>
    <style:style style:name="P3" style:family="paragraph">
      <style:paragraph-properties fo:text-align="center"/>
      <style:text-properties fo:font-size="16pt"/>
    </style:style>
    <style:style style:name="T1" style:family="text">
      <style:text-properties fo:font-size="16pt" style:font-size-asian="18pt" style:font-size-complex="18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id="id5" draw:layer="layout" svg:width="4.6cm" svg:height="0.922cm" svg:x="2.6cm" svg:y="5.078cm">
          <text:p text:style-name="P1"><text:span text:style-name="T1">daisy-ncc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id="id7" draw:layer="layout" svg:width="4.6cm" svg:height="0.922cm" svg:x="2.6cm" svg:y="7.078cm">
          <text:p text:style-name="P1"><text:span text:style-name="T1">daisy-flow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" draw:text-style-name="P2" draw:id="id10" draw:layer="layout" svg:width="4.6cm" svg:height="0.921cm" svg:x="2.6cm" svg:y="9.079cm">
          <text:p text:style-name="P1"><text:span text:style-name="T1">daisy-spin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id="id1" draw:layer="layout" svg:width="5.5cm" svg:height="0.922cm" svg:x="13.8cm" svg:y="17.04cm">
          <text:p text:style-name="P1"><text:span text:style-name="T1">epub-spin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id="id8" draw:layer="layout" svg:width="5.5cm" svg:height="0.922cm" svg:x="13.8cm" svg:y="9.078cm">
          <text:p text:style-name="P1"><text:span text:style-name="T1">epub-media-overlay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id="id2" draw:layer="layout" svg:width="5.7cm" svg:height="0.922cm" svg:x="17.2cm" svg:y="11.078cm">
          <text:p text:style-name="P1"><text:span text:style-name="T1">epub-packag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id="id3" draw:layer="layout" svg:width="5.5cm" svg:height="0.922cm" svg:x="13.8cm" svg:y="15.04cm">
          <text:p text:style-name="P1"><text:span text:style-name="T1">epub-manifes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id="id6" draw:layer="layout" svg:width="5.5cm" svg:height="0.921cm" svg:x="13.8cm" svg:y="5.079cm">
          <text:p text:style-name="P1"><text:span text:style-name="T1">epub-navigatio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id="id9" draw:layer="layout" svg:width="4.7cm" svg:height="0.922cm" svg:x="10.8cm" svg:y="11.078cm">
          <text:p text:style-name="P1"><text:span text:style-name="T1">epub-metadata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id="id4" draw:layer="layout" svg:width="4.7cm" svg:height="0.922cm" svg:x="7.8cm" svg:y="15.04cm">
          <text:p text:style-name="P1"><text:span text:style-name="T1">epub-documents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curve" svg:x1="19.3cm" svg:y1="17.501cm" svg:x2="20.05cm" svg:y2="12cm" draw:start-shape="id1" draw:start-glue-point="1" draw:end-shape="id2" draw:end-glue-point="2" svg:d="m19300 17501c500 0 750-1833 750-5501">
          <text:p/>
        </draw:connector>
        <draw:connector draw:style-name="gr2" draw:text-style-name="P3" draw:layer="layout" draw:type="curve" svg:x1="19.3cm" svg:y1="15.501cm" svg:x2="20.05cm" svg:y2="12cm" draw:start-shape="id3" draw:start-glue-point="1" draw:end-shape="id2" draw:end-glue-point="2" svg:d="m19300 15501c500 0 750-1167 750-3501">
          <text:p/>
        </draw:connector>
        <draw:connector draw:style-name="gr2" draw:text-style-name="P3" draw:layer="layout" draw:type="curve" svg:x1="12.5cm" svg:y1="15.501cm" svg:x2="13.8cm" svg:y2="15.501cm" draw:start-shape="id4" draw:start-glue-point="1" draw:end-shape="id3" draw:end-glue-point="3" svg:d="m12500 15501h1300">
          <text:p/>
        </draw:connector>
        <draw:connector draw:style-name="gr2" draw:text-style-name="P3" draw:layer="layout" draw:type="curve" svg:x1="7.2cm" svg:y1="5.539cm" svg:x2="13.8cm" svg:y2="5.539cm" draw:start-shape="id5" draw:start-glue-point="1" draw:end-shape="id6" svg:d="m7200 5539h6600">
          <text:p/>
        </draw:connector>
        <draw:connector draw:style-name="gr2" draw:text-style-name="P3" draw:layer="layout" draw:type="curve" svg:x1="7.2cm" svg:y1="7.539cm" svg:x2="16.55cm" svg:y2="9.078cm" draw:start-shape="id7" draw:start-glue-point="1" draw:end-shape="id8" draw:end-glue-point="0" svg:d="m7200 7539c6234 0 9350 513 9350 1539">
          <text:p/>
        </draw:connector>
        <draw:connector draw:style-name="gr2" draw:text-style-name="P3" draw:layer="layout" draw:type="curve" svg:x1="12.5cm" svg:y1="15.501cm" svg:x2="13.8cm" svg:y2="17.501cm" draw:start-shape="id4" draw:start-glue-point="1" draw:end-shape="id1" draw:end-glue-point="3" svg:d="m12500 15501c975 0 325 2000 1300 2000">
          <text:p/>
        </draw:connector>
        <draw:connector draw:style-name="gr2" draw:text-style-name="P3" draw:layer="layout" draw:type="curve" svg:x1="7.2cm" svg:y1="7.539cm" svg:x2="13.15cm" svg:y2="11.078cm" draw:start-shape="id7" draw:start-glue-point="1" draw:end-shape="id9" draw:end-glue-point="0" svg:d="m7200 7539c3967 0 5950 1179 5950 3539">
          <text:p/>
        </draw:connector>
        <draw:connector draw:style-name="gr2" draw:text-style-name="P3" draw:layer="layout" draw:type="curve" svg:x1="4.9cm" svg:y1="10cm" svg:x2="7.8cm" svg:y2="15.501cm" draw:start-shape="id10" draw:end-shape="id4" draw:end-glue-point="3" svg:d="m4900 10000c0 3668 966 5501 2900 5501">
          <text:p/>
        </draw:connector>
        <draw:connector draw:style-name="gr2" draw:text-style-name="P3" draw:layer="layout" draw:type="curve" svg:x1="15.5cm" svg:y1="11.539cm" svg:x2="17.2cm" svg:y2="11.539cm" draw:start-shape="id9" draw:start-glue-point="1" draw:end-shape="id2" svg:d="m15500 11539h1700">
          <text:p/>
        </draw:connector>
        <draw:connector draw:style-name="gr2" draw:text-style-name="P3" draw:layer="layout" draw:type="curve" svg:x1="4.9cm" svg:y1="6cm" svg:x2="4.9cm" svg:y2="7.078cm" draw:start-shape="id5" draw:end-shape="id7" draw:end-glue-point="0" svg:d="m4900 6000v1078">
          <text:p/>
        </draw:connector>
        <draw:connector draw:style-name="gr2" draw:text-style-name="P3" draw:layer="layout" draw:type="curve" svg:x1="4.9cm" svg:y1="8cm" svg:x2="4.9cm" svg:y2="9.079cm" draw:start-shape="id7" draw:start-glue-point="2" draw:end-shape="id10" draw:end-glue-point="0" svg:d="m4900 8000v1079">
          <text:p/>
        </draw:connector>
        <draw:frame draw:style-name="gr3" draw:text-style-name="P1" draw:layer="layout" svg:width="6.302cm" svg:height="2.072cm" svg:x="11.699cm" svg:y="2cm">
          <draw:text-box>
            <text:p text:style-name="P1"><text:span text:style-name="T2">daisy2epub</text:span></text:p>
            <text:p text:style-name="P1"><text:span text:style-name="T3">(DAISY 2.02 to ePub3)</text:span></text:p>
          </draw:text-box>
        </draw:frame>
        <draw:connector draw:style-name="gr2" draw:text-style-name="P1" draw:layer="layout" draw:type="curve" svg:x1="7.2cm" svg:y1="5.539cm" svg:x2="13.15cm" svg:y2="11.078cm" draw:start-shape="id5" draw:start-glue-point="1" draw:end-shape="id9" draw:end-glue-point="0" svg:d="m7200 5539c3967 0 5950 1846 5950 5539">
          <text:p/>
        </draw:connector>
        <draw:connector draw:style-name="gr2" draw:text-style-name="P3" draw:layer="layout" draw:type="curve" svg:x1="7.2cm" svg:y1="9.539cm" svg:x2="13.15cm" svg:y2="11.078cm" draw:start-shape="id10" draw:start-glue-point="1" draw:end-shape="id9" draw:end-glue-point="0" svg:d="m7200 9539c3967 0 5950 513 5950 1539">
          <text:p/>
        </draw:connector>
        <draw:connector draw:style-name="gr2" draw:text-style-name="P1" draw:layer="layout" draw:type="curve" svg:x1="16.55cm" svg:y1="10cm" svg:x2="16.55cm" svg:y2="15.04cm" draw:start-shape="id8" draw:start-glue-point="2" draw:end-shape="id3" draw:end-glue-point="0" svg:d="m16550 10000v5040">
          <text:p/>
        </draw:connector>
        <draw:custom-shape draw:style-name="gr4" draw:text-style-name="P1" draw:id="id15" draw:layer="layout" svg:width="0.5cm" svg:height="1cm" svg:x="23.5cm" svg:y="11cm">
          <text:p text:style-name="P1"/>
          <text:p text:style-name="P1"/>
          <text:p text:style-name="P1"><text:span text:style-name="T4">.opf <text:s text:c="2"/>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4" draw:text-style-name="P1" draw:id="id14" draw:layer="layout" svg:width="0.5cm" svg:height="1cm" svg:x="19.9cm" svg:y="5cm">
          <text:p text:style-name="P1"/>
          <text:p text:style-name="P1"/>
          <text:p text:style-name="P1"><text:span text:style-name="T4">ncc.xhtml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4" draw:text-style-name="P1" draw:id="id13" draw:layer="layout" svg:width="0.5cm" svg:height="1cm" svg:x="1.5cm" svg:y="5cm">
          <text:p text:style-name="P1"/>
          <text:p text:style-name="P1"/>
          <text:p text:style-name="P1"><text:span text:style-name="T4"><text:s/></text:span><text:span text:style-name="T4">ncc.html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g draw:id="id16">
          <draw:custom-shape draw:style-name="gr5" draw:text-style-name="P1" draw:layer="layout" svg:width="0.5cm" svg:height="1cm" svg:x="10.1cm" svg:y="16.6cm">
            <text:p/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custom-shape draw:style-name="gr5" draw:text-style-name="P1" draw:layer="layout" svg:width="0.5cm" svg:height="1cm" svg:x="9.7cm" svg:y="16.8cm">
            <text:p/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custom-shape draw:style-name="gr4" draw:text-style-name="P1" draw:layer="layout" svg:width="0.5cm" svg:height="1cm" svg:x="10.2cm" svg:y="16.9cm">
            <text:p text:style-name="P1"/>
            <text:p text:style-name="P1"/>
            <text:p text:style-name="P1"><text:span text:style-name="T4">*.xhtml <text:s text:c="3"/></text:span></text:p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</draw:g>
        <draw:g draw:id="id17">
          <draw:custom-shape draw:style-name="gr5" draw:text-style-name="P1" draw:layer="layout" svg:width="0.5cm" svg:height="1cm" svg:x="20.3cm" svg:y="8.9cm">
            <text:p/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custom-shape draw:style-name="gr5" draw:text-style-name="P1" draw:layer="layout" svg:width="0.5cm" svg:height="1cm" svg:x="19.9cm" svg:y="9.1cm">
            <text:p/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custom-shape draw:style-name="gr4" draw:text-style-name="P1" draw:layer="layout" svg:width="0.5cm" svg:height="1cm" svg:x="20.4cm" svg:y="9.2cm">
            <text:p text:style-name="P1"/>
            <text:p text:style-name="P1"/>
            <text:p text:style-name="P1"><text:span text:style-name="T4">*.smil <text:s text:c="2"/></text:span></text:p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</draw:g>
        <draw:g draw:id="id11">
          <draw:custom-shape draw:style-name="gr5" draw:text-style-name="P1" draw:layer="layout" svg:width="0.5cm" svg:height="1cm" svg:x="1.4cm" svg:y="8.9cm">
            <text:p/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custom-shape draw:style-name="gr5" draw:text-style-name="P1" draw:layer="layout" svg:width="0.5cm" svg:height="1cm" svg:x="1cm" svg:y="9.1cm">
            <text:p/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custom-shape draw:style-name="gr4" draw:text-style-name="P1" draw:layer="layout" svg:width="0.5cm" svg:height="1cm" svg:x="1.5cm" svg:y="9.2cm">
            <text:p text:style-name="P1"/>
            <text:p text:style-name="P1"/>
            <text:p text:style-name="P1"><text:span text:style-name="T4">*.xhtml </text:span></text:p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</draw:g>
        <draw:g draw:id="id12">
          <draw:custom-shape draw:style-name="gr5" draw:text-style-name="P1" draw:layer="layout" svg:width="0.5cm" svg:height="1cm" svg:x="1.4cm" svg:y="6.9cm">
            <text:p/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custom-shape draw:style-name="gr5" draw:text-style-name="P1" draw:layer="layout" svg:width="0.5cm" svg:height="1cm" svg:x="1cm" svg:y="7.1cm">
            <text:p/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custom-shape draw:style-name="gr4" draw:text-style-name="P1" draw:layer="layout" svg:width="0.5cm" svg:height="1cm" svg:x="1.5cm" svg:y="7.2cm">
            <text:p text:style-name="P1"/>
            <text:p text:style-name="P1"/>
            <text:p text:style-name="P1"><text:span text:style-name="T4">*.smil <text:s text:c="2"/></text:span></text:p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</draw:g>
        <draw:connector draw:style-name="gr2" draw:text-style-name="P1" draw:layer="layout" draw:type="line" svg:x1="2cm" svg:y1="9.55cm" svg:x2="2.6cm" svg:y2="9.539cm" draw:start-shape="id11" draw:start-glue-point="1" draw:end-shape="id10" draw:end-glue-point="3" svg:d="m2000 9550 600-11">
          <text:p/>
        </draw:connector>
        <draw:connector draw:style-name="gr2" draw:text-style-name="P1" draw:layer="layout" draw:type="line" svg:x1="2cm" svg:y1="7.55cm" svg:x2="2.6cm" svg:y2="7.539cm" draw:start-shape="id12" draw:start-glue-point="1" draw:end-shape="id7" draw:end-glue-point="3" svg:d="m2000 7550 600-11">
          <text:p/>
        </draw:connector>
        <draw:connector draw:style-name="gr2" draw:text-style-name="P1" draw:layer="layout" draw:type="line" svg:x1="2cm" svg:y1="5.5cm" svg:x2="2.6cm" svg:y2="5.539cm" draw:start-shape="id13" draw:start-glue-point="8" draw:end-shape="id5" draw:end-glue-point="3" svg:d="m2000 5500 600 39">
          <text:p/>
        </draw:connector>
        <draw:connector draw:style-name="gr2" draw:text-style-name="P1" draw:layer="layout" draw:type="line" svg:x1="19.3cm" svg:y1="5.539cm" svg:x2="19.9cm" svg:y2="5.5cm" draw:start-shape="id6" draw:start-glue-point="1" draw:end-shape="id14" draw:end-glue-point="6" svg:d="m19300 5539 600-39">
          <text:p/>
        </draw:connector>
        <draw:connector draw:style-name="gr2" draw:text-style-name="P1" draw:layer="layout" draw:type="line" svg:x1="22.9cm" svg:y1="11.539cm" svg:x2="23.5cm" svg:y2="11.5cm" draw:start-shape="id2" draw:start-glue-point="1" draw:end-shape="id15" draw:end-glue-point="6" svg:d="m22900 11539 600-39">
          <text:p/>
        </draw:connector>
        <draw:connector draw:style-name="gr2" draw:text-style-name="P1" draw:layer="layout" draw:type="line" svg:x1="10.15cm" svg:y1="15.962cm" svg:x2="10.2cm" svg:y2="16.6cm" draw:start-shape="id4" draw:end-shape="id16" draw:end-glue-point="0" svg:d="m10150 15962 50 638">
          <text:p/>
        </draw:connector>
        <draw:connector draw:style-name="gr2" draw:text-style-name="P1" draw:layer="layout" draw:type="line" svg:x1="19.3cm" svg:y1="9.539cm" svg:x2="19.9cm" svg:y2="9.55cm" draw:start-shape="id8" draw:start-glue-point="1" draw:end-shape="id17" draw:end-glue-point="3" svg:d="m19300 9539 600 11">
          <text:p/>
        </draw:connector>
        <draw:custom-shape draw:style-name="gr1" draw:text-style-name="P2" draw:id="id18" draw:layer="layout" svg:width="5.5cm" svg:height="0.922cm" svg:x="21.7cm" svg:y="9.078cm">
          <text:p text:style-name="P1"><text:span text:style-name="T1">epub-container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curve" draw:line-skew="-0.285cm" svg:x1="10.2cm" svg:y1="17.9cm" svg:x2="24.45cm" svg:y2="10cm" draw:start-shape="id16" draw:start-glue-point="2" draw:end-shape="id18" draw:end-glue-point="2" svg:d="m10200 17900c0 982 14250 4932 14250-7900">
          <text:p/>
        </draw:connector>
        <draw:connector draw:style-name="gr6" draw:text-style-name="P1" draw:layer="layout" draw:type="curve" svg:x1="20.9cm" svg:y1="9.55cm" svg:x2="21.7cm" svg:y2="9.539cm" draw:start-shape="id17" draw:start-glue-point="1" draw:end-shape="id18" draw:end-glue-point="3" svg:d="m20900 9550c646 0 247-11 800-11">
          <text:p/>
        </draw:connector>
        <draw:connector draw:style-name="gr6" draw:text-style-name="P1" draw:layer="layout" draw:type="curve" svg:x1="20.4cm" svg:y1="5.5cm" svg:x2="24.45cm" svg:y2="9.078cm" draw:start-shape="id14" draw:start-glue-point="8" draw:end-shape="id18" draw:end-glue-point="0" svg:d="m20400 5500c2700 0 4050 1192 4050 3578">
          <text:p/>
        </draw:connector>
        <draw:connector draw:style-name="gr6" draw:text-style-name="P1" draw:layer="layout" draw:type="curve" svg:x1="24cm" svg:y1="11.5cm" svg:x2="24.45cm" svg:y2="10cm" draw:start-shape="id15" draw:start-glue-point="8" draw:end-shape="id18" draw:end-glue-point="2" svg:d="m24000 11500c300 0 450-500 450-1500">
          <text:p/>
        </draw:connector>
        <draw:custom-shape draw:style-name="gr4" draw:text-style-name="P1" draw:id="id19" draw:layer="layout" svg:width="0.5cm" svg:height="1cm" svg:x="28.1cm" svg:y="9cm">
          <text:p text:style-name="P1"/>
          <text:p text:style-name="P1"/>
          <text:p text:style-name="P1"><text:span text:style-name="T4">.epub <text:s text:c="4"/>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2" draw:text-style-name="P1" draw:layer="layout" draw:type="line" svg:x1="27.2cm" svg:y1="9.539cm" svg:x2="28.1cm" svg:y2="9.5cm" draw:start-shape="id18" draw:start-glue-point="1" draw:end-shape="id19" draw:end-glue-point="6" svg:d="m27200 9539 900-39">
          <text:p/>
        </draw:connector>
        <draw:custom-shape draw:style-name="gr1" draw:text-style-name="P2" draw:id="id20" draw:layer="layout" svg:width="4.7cm" svg:height="0.921cm" svg:x="7.8cm" svg:y="13.079cm">
          <text:p text:style-name="P1"><text:span text:style-name="T1">daisy-resources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curve" svg:x1="7.2cm" svg:y1="9.539cm" svg:x2="10.15cm" svg:y2="13.079cm" draw:start-shape="id10" draw:start-glue-point="1" draw:end-shape="id20" svg:d="m7200 9539c1967 0 2950 1180 2950 3540">
          <text:p/>
        </draw:connector>
        <draw:g draw:id="id21">
          <draw:custom-shape draw:style-name="gr5" draw:text-style-name="P1" draw:layer="layout" svg:width="0.5cm" svg:height="1cm" svg:x="1.4cm" svg:y="13cm">
            <text:p/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custom-shape draw:style-name="gr5" draw:text-style-name="P1" draw:layer="layout" svg:width="0.5cm" svg:height="1cm" svg:x="1cm" svg:y="13.2cm">
            <text:p/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custom-shape draw:style-name="gr4" draw:text-style-name="P1" draw:layer="layout" svg:width="0.5cm" svg:height="1cm" svg:x="1.5cm" svg:y="13.3cm">
            <text:p text:style-name="P1"/>
            <text:p text:style-name="P1"/>
            <text:p text:style-name="P1"><text:span text:style-name="T4"/></text:p>
            <text:p text:style-name="P1"><text:span text:style-name="T4"/></text:p>
            <text:p text:style-name="P1"><text:span text:style-name="T4"/></text:p>
            <text:p text:style-name="P1"><text:span text:style-name="T4"/></text:p>
            <text:p text:style-name="P1"><text:span text:style-name="T4">*.mp3</text:span></text:p>
            <text:p text:style-name="P1"><text:span text:style-name="T4">*.jpg</text:span></text:p>
            <text:p text:style-name="P1"><text:span text:style-name="T4">*.png</text:span></text:p>
            <text:p text:style-name="P1"><text:span text:style-name="T4">*.css</text:span></text:p>
            <text:p text:style-name="P1"><text:span text:style-name="T4">etc.</text:span></text:p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</draw:g>
        <draw:connector draw:style-name="gr2" draw:text-style-name="P1" draw:layer="layout" draw:type="line" svg:x1="2cm" svg:y1="13.65cm" svg:x2="7.8cm" svg:y2="13.539cm" draw:start-shape="id21" draw:start-glue-point="1" draw:end-shape="id20" draw:end-glue-point="3" svg:d="m2000 13650 5800-111">
          <text:p/>
        </draw:connector>
        <draw:connector draw:style-name="gr2" draw:text-style-name="P1" draw:layer="layout" draw:type="curve" svg:x1="7.2cm" svg:y1="7.539cm" svg:x2="10.15cm" svg:y2="13.079cm" draw:start-shape="id7" draw:start-glue-point="1" draw:end-shape="id20" svg:d="m7200 7539c1967 0 2950 1846 2950 5540">
          <text:p/>
        </draw:connector>
        <draw:connector draw:style-name="gr2" draw:text-style-name="P1" draw:layer="layout" draw:type="curve" svg:x1="12.5cm" svg:y1="13.539cm" svg:x2="13.8cm" svg:y2="15.501cm" draw:start-shape="id20" draw:start-glue-point="1" draw:end-shape="id3" svg:d="m12500 13539c975 0 325 1962 1300 1962">
          <text:p/>
        </draw:connector>
        <draw:connector draw:style-name="gr2" draw:text-style-name="P1" draw:layer="layout" draw:type="curve" svg:x1="7.2cm" svg:y1="9.539cm" svg:x2="13.8cm" svg:y2="9.539cm" draw:start-shape="id10" draw:start-glue-point="1" draw:end-shape="id8" draw:end-glue-point="3" svg:d="m7200 9539h66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nb" fo:country="NO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Jostein Jacobsen</meta:initial-creator>
    <meta:creation-date>2011-03-04T15:10:16</meta:creation-date>
    <dc:date>2011-03-14T17:26:19</dc:date>
    <dc:creator>Jostein Jacobsen</dc:creator>
    <meta:editing-duration>PT08H07M13S</meta:editing-duration>
    <meta:editing-cycles>51</meta:editing-cycles>
    <meta:generator>OpenOffice.org/3.2$Unix OpenOffice.org_project/320m19$Build-9505</meta:generator>
    <meta:printed-by>Jostein Jacobsen</meta:printed-by>
    <meta:print-date>2011-03-14T17:06:10</meta:print-date>
    <meta:document-statistic meta:object-count="68"/>
  </office:meta>
</office:document-meta>
</file>